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18ec" officeooo:paragraph-rsid="001a18ec"/>
    </style:style>
    <style:style style:name="P2" style:family="paragraph" style:parent-style-name="Standard">
      <style:paragraph-properties fo:text-align="center" style:justify-single-word="false"/>
      <style:text-properties officeooo:rsid="001a18ec" officeooo:paragraph-rsid="001a18ec"/>
    </style:style>
    <style:style style:name="P3" style:family="paragraph" style:parent-style-name="Standard">
      <style:text-properties officeooo:rsid="001befc2" officeooo:paragraph-rsid="001befc2"/>
    </style:style>
    <style:style style:name="T1" style:family="text">
      <style:text-properties officeooo:rsid="001befc2"/>
    </style:style>
    <style:style style:name="T2" style:family="text">
      <style:text-properties officeooo:rsid="001c1fc9"/>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 text:c="7"/><text:span text:style-name="T4"><text:s/>Experience and suggestion about this class</text:span></text:p>
      <text:p text:style-name="P1"/>
      <text:p text:style-name="P1">I really enjoyed following sensor class program as i wasn't really familiar with it but already had a first touch. It allow me to really measure the infinite posibility of sensors through inventive project and it was a good opportunity to discover and use new sensor in their best utility and in different way<text:span text:style-name="T1">s</text:span>.</text:p>
      <text:p text:style-name="P1"/>
      <text:p text:style-name="P1">Having different projects per student is also enjoyable to see what everyone can come up with and share experiences. The class is very open and we can have good exchanges between student and being just a few student in class is a good point making everything easier and more efficient for <text:span text:style-name="T1">the learning and for a good « life in class » .</text:span></text:p>
      <text:p text:style-name="P1"/>
      <text:p text:style-name="P3">i regret that we didn’t have that much class to really dig into the sensor, i think it is a class that need more time to be able to manipulate a lot. In my opinion it could bebetter if it is extended is more weeks and having more project, may be with themes to devleop creativity.</text:p>
      <text:p text:style-name="P3"/>
      <text:p text:style-name="P3">May be the class could also introduce us into graphic interface as it’s needed for ours project. I personnaly didn’t success to do one and would have appreciate a lesson to know about that.</text:p>
      <text:p text:style-name="P3"/>
      <text:p text:style-name="P3"><text:span text:style-name="T3">In conclusion </text:span>sensor class was a good experience were student could manipulate and develop creativity to solve problem or make funny things through technology. And it is two composent essential for engeenering <text:span text:style-name="T2">so, to me it has been very efficient and enjoyabl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22:13:05.802558266</meta:creation-date>
    <dc:date>2017-11-07T22:39:14.205145998</dc:date>
    <meta:editing-duration>PT1M37S</meta:editing-duration>
    <meta:editing-cycles>2</meta:editing-cycles>
    <meta:generator>LibreOffice/5.1.6.2$Linux_X86_64 LibreOffice_project/10m0$Build-2</meta:generator>
    <meta:document-statistic meta:table-count="0" meta:image-count="0" meta:object-count="0" meta:page-count="1" meta:paragraph-count="6" meta:word-count="255" meta:character-count="1427" meta:non-whitespace-character-count="1170"/>
  </office:meta>
</office:document-meta>
</file>